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 Item Merge</text:h>
      <text:p text:style-name="Text_20_body">In this example, the following list will have list items merged by deleting content between the square brackets.</text:p>
      <text:list text:style-name="L1">
        <text:list-item>
          <text:p text:style-name="P1">Item 1</text:p>
        </text:list-item>
        <text:list-item delta:insertion-type="insert-around-content" delta:insertion-change-idref="ct1">
          <text:p text:style-name="P1" delta:insertion-change-idref="ct1" delta:insertion-type="insert-around-content"><delta:remove-leaving-content-start delta:removal-change-idref="ct1" delta:end-element-idref="end1"><text:list-item/></delta:remove-leaving-content-start><delta:remove-leaving-content-start delta:removal-change-idref="ct1" delta:end-element-idref="end3"><text:p text:style-name="P1"/></delta:remove-leaving-content-start>Item 2 [<delta:removed-content delta:removal-change-idref="ct1">This will be removed</delta:removed-content><delta:remove-leaving-content-end delta:end-element-id="end3"/><delta:remove-leaving-content-end delta:end-element-id="end1"/><delta:remove-leaving-content-start delta:removal-change-idref="ct1" delta:end-element-idref="end2"><text:list-item/></delta:remove-leaving-content-start><delta:remove-leaving-content-start delta:removal-change-idref="ct1" delta:end-element-idref="end4"><text:p text:style-name="P1"/></delta:remove-leaving-content-start><delta:removed-content delta:removal-change-idref="ct1">Remove this</delta:removed-content>] This will remain<delta:remove-leaving-content-end delta:end-element-id="end4"/><delta:remove-leaving-content-end delta:end-element-id="end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2:49:20</meta:creation-date>
    <meta:document-statistic meta:table-count="0" meta:image-count="0" meta:object-count="0" meta:page-count="1" meta:paragraph-count="5" meta:word-count="37" meta:character-count="196"/>
    <dc:date>2010-06-24T12:51:01</dc:date>
    <dc:creator>Tristan Mitchell</dc:creator>
    <meta:editing-duration>PT00H01M41S</meta:editing-duration>
    <meta:editing-cycles>1</meta:editing-cycles>
    <meta:generator>OpenOffice.org/3.2$Unix OpenOffice.org_project/320m18$Build-9502</meta:generator>
  </office:meta>
</office:document-meta>
</file>